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01ee0d3" officeooo:paragraph-rsid="001ee0d3"/>
    </style:style>
    <style:style style:name="P40" style:family="paragraph" style:parent-style-name="Standard">
      <style:text-properties officeooo:rsid="00212053" officeooo:paragraph-rsid="00212053"/>
    </style:style>
    <style:style style:name="P41" style:family="paragraph" style:parent-style-name="Standard">
      <style:text-properties officeooo:rsid="00218fb9" officeooo:paragraph-rsid="00218fb9"/>
    </style:style>
    <style:style style:name="P42" style:family="paragraph" style:parent-style-name="Standard">
      <style:text-properties officeooo:rsid="002267f9" officeooo:paragraph-rsid="002267f9"/>
    </style:style>
    <style:style style:name="P43" style:family="paragraph" style:parent-style-name="Standard">
      <style:text-properties officeooo:rsid="00237583" officeooo:paragraph-rsid="00237583"/>
    </style:style>
    <style:style style:name="P44" style:family="paragraph" style:parent-style-name="Standard">
      <style:text-properties officeooo:rsid="0024d580" officeooo:paragraph-rsid="0024d580"/>
    </style:style>
    <style:style style:name="P45" style:family="paragraph" style:parent-style-name="Standard">
      <style:text-properties officeooo:rsid="0026a657" officeooo:paragraph-rsid="0026a657" fo:background-color="#ffffff"/>
    </style:style>
    <style:style style:name="P46" style:family="paragraph" style:parent-style-name="Standard">
      <style:text-properties officeooo:rsid="0033727c" officeooo:paragraph-rsid="0033727c" fo:background-color="#ffffff"/>
    </style:style>
    <style:style style:name="P47" style:family="paragraph" style:parent-style-name="Standard">
      <style:text-properties officeooo:rsid="0034d3e9" officeooo:paragraph-rsid="0034d3e9" fo:background-color="#ffffff"/>
    </style:style>
    <style:style style:name="P48" style:family="paragraph" style:parent-style-name="Standard">
      <style:text-properties officeooo:rsid="0034d3e9" officeooo:paragraph-rsid="0094f309" fo:background-color="#ffffff"/>
    </style:style>
    <style:style style:name="P49" style:family="paragraph" style:parent-style-name="Standard">
      <style:text-properties officeooo:rsid="00409390" officeooo:paragraph-rsid="00409390" fo:background-color="#ffffff"/>
    </style:style>
    <style:style style:name="P50" style:family="paragraph" style:parent-style-name="Standard">
      <style:text-properties officeooo:rsid="00409390" officeooo:paragraph-rsid="0041a1ea" fo:background-color="#ffffff"/>
    </style:style>
    <style:style style:name="P51" style:family="paragraph" style:parent-style-name="Standard">
      <style:text-properties officeooo:rsid="0041a1ea" officeooo:paragraph-rsid="0041a1ea" fo:background-color="#ffffff"/>
    </style:style>
    <style:style style:name="P52" style:family="paragraph" style:parent-style-name="Standard">
      <style:text-properties officeooo:rsid="0041a1ea" officeooo:paragraph-rsid="0049afcd" fo:background-color="#ffffff"/>
    </style:style>
    <style:style style:name="P53" style:family="paragraph" style:parent-style-name="Standard">
      <style:text-properties officeooo:rsid="0041aca3" officeooo:paragraph-rsid="0041aca3" fo:background-color="#ffffff"/>
    </style:style>
    <style:style style:name="P54" style:family="paragraph" style:parent-style-name="Standard">
      <style:text-properties officeooo:rsid="0041aca3" officeooo:paragraph-rsid="00428ed6" fo:background-color="#ffffff"/>
    </style:style>
    <style:style style:name="P55" style:family="paragraph" style:parent-style-name="Standard">
      <style:text-properties officeooo:rsid="0043cf48" officeooo:paragraph-rsid="0043cf48" fo:background-color="#ffffff"/>
    </style:style>
    <style:style style:name="P56" style:family="paragraph" style:parent-style-name="Standard">
      <style:text-properties officeooo:rsid="00446b52" officeooo:paragraph-rsid="00446b52" fo:background-color="#ffffff"/>
    </style:style>
    <style:style style:name="P57" style:family="paragraph" style:parent-style-name="Standard">
      <style:text-properties officeooo:rsid="0046037e" officeooo:paragraph-rsid="0046037e" fo:background-color="#ffffff"/>
    </style:style>
    <style:style style:name="P58" style:family="paragraph" style:parent-style-name="Standard">
      <style:text-properties officeooo:rsid="0060ccf2" officeooo:paragraph-rsid="0060ccf2" fo:background-color="#ffffff"/>
    </style:style>
    <style:style style:name="P59" style:family="paragraph" style:parent-style-name="Standard">
      <style:text-properties officeooo:rsid="007acf5d" officeooo:paragraph-rsid="007acf5d" fo:background-color="#ffffff"/>
    </style:style>
    <style:style style:name="P60" style:family="paragraph" style:parent-style-name="Standard">
      <style:text-properties officeooo:rsid="00ba9229" officeooo:paragraph-rsid="00ba9229" fo:background-color="#ffffff"/>
    </style:style>
    <style:style style:name="P61" style:family="paragraph" style:parent-style-name="Standard">
      <style:text-properties officeooo:rsid="002c323b" officeooo:paragraph-rsid="002c323b" fo:background-color="#ffffff"/>
    </style:style>
    <style:style style:name="P62" style:family="paragraph" style:parent-style-name="Standard">
      <style:text-properties officeooo:rsid="00e60b13" officeooo:paragraph-rsid="00e60b13" fo:background-color="#ffffff"/>
    </style:style>
    <style:style style:name="P63" style:family="paragraph" style:parent-style-name="Standard">
      <style:text-properties officeooo:rsid="00fdf96b" officeooo:paragraph-rsid="00fdf96b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text-properties officeooo:rsid="01a8cf70" officeooo:paragraph-rsid="01a8cf70"/>
    </style:style>
    <style:style style:name="P281" style:family="paragraph" style:parent-style-name="Standard">
      <style:text-properties officeooo:rsid="015f508c" officeooo:paragraph-rsid="00d06940"/>
    </style:style>
    <style:style style:name="P282" style:family="paragraph" style:parent-style-name="Standard">
      <style:text-properties officeooo:rsid="0190c643" officeooo:paragraph-rsid="0190c643"/>
    </style:style>
    <style:style style:name="P283" style:family="paragraph" style:parent-style-name="Standard">
      <style:text-properties officeooo:rsid="01a9015f" officeooo:paragraph-rsid="01a9015f"/>
    </style:style>
    <style:style style:name="P284" style:family="paragraph" style:parent-style-name="Standard">
      <style:text-properties officeooo:rsid="01a9015f" officeooo:paragraph-rsid="01b217ac"/>
    </style:style>
    <style:style style:name="P285" style:family="paragraph" style:parent-style-name="Standard">
      <style:text-properties officeooo:rsid="01a9ceb1" officeooo:paragraph-rsid="01a9ceb1"/>
    </style:style>
    <style:style style:name="P286" style:family="paragraph" style:parent-style-name="Standard">
      <style:text-properties officeooo:rsid="01aada29" officeooo:paragraph-rsid="01aada29"/>
    </style:style>
    <style:style style:name="P287" style:family="paragraph" style:parent-style-name="Standard">
      <style:text-properties officeooo:rsid="01acbc3c" officeooo:paragraph-rsid="01acbc3c"/>
    </style:style>
    <style:style style:name="P288" style:family="paragraph" style:parent-style-name="Standard">
      <style:text-properties officeooo:rsid="01adbe35" officeooo:paragraph-rsid="01adbe35"/>
    </style:style>
    <style:style style:name="P289" style:family="paragraph" style:parent-style-name="Standard">
      <style:text-properties officeooo:rsid="01af9d02" officeooo:paragraph-rsid="01af9d02"/>
    </style:style>
    <style:style style:name="P290" style:family="paragraph" style:parent-style-name="Standard">
      <style:text-properties officeooo:rsid="01b11ad1" officeooo:paragraph-rsid="01b11ad1"/>
    </style:style>
    <style:style style:name="P291" style:family="paragraph" style:parent-style-name="Standard">
      <style:text-properties officeooo:rsid="01b217ac" officeooo:paragraph-rsid="01b217ac"/>
    </style:style>
    <style:style style:name="P292" style:family="paragraph" style:parent-style-name="Standard">
      <style:text-properties officeooo:rsid="01b217ac" officeooo:paragraph-rsid="01b217ac" fo:background-color="#cc9900"/>
    </style:style>
    <style:style style:name="P293" style:family="paragraph" style:parent-style-name="Standard">
      <style:text-properties officeooo:rsid="01a9015f" officeooo:paragraph-rsid="01b217ac" fo:background-color="#ff3333"/>
    </style:style>
    <style:style style:name="P294" style:family="paragraph" style:parent-style-name="Standard">
      <style:text-properties officeooo:rsid="01b217ac" officeooo:paragraph-rsid="01b217ac" fo:background-color="#ffcc00"/>
    </style:style>
    <style:style style:name="P295" style:family="paragraph" style:parent-style-name="Standard">
      <style:text-properties officeooo:rsid="01c1fb8d" officeooo:paragraph-rsid="01c1fb8d" fo:background-color="#ffcc00"/>
    </style:style>
    <style:style style:name="P296" style:family="paragraph" style:parent-style-name="Standard">
      <style:text-properties officeooo:rsid="01cc3c65" officeooo:paragraph-rsid="01cc3c65" fo:background-color="#ffcc00"/>
    </style:style>
    <style:style style:name="P297" style:family="paragraph" style:parent-style-name="Standard">
      <style:text-properties officeooo:rsid="01e1ab06" officeooo:paragraph-rsid="01e1ab06" fo:background-color="#ffcc00"/>
    </style:style>
    <style:style style:name="P298" style:family="paragraph" style:parent-style-name="Standard">
      <style:text-properties officeooo:rsid="01edfad2" officeooo:paragraph-rsid="01edfad2" fo:background-color="#ffcc00"/>
    </style:style>
    <style:style style:name="P299" style:family="paragraph" style:parent-style-name="Standard">
      <style:text-properties officeooo:rsid="01b38942" officeooo:paragraph-rsid="01b38942"/>
    </style:style>
    <style:style style:name="P300" style:family="paragraph" style:parent-style-name="Standard">
      <style:text-properties officeooo:rsid="01b8e06a" officeooo:paragraph-rsid="01b8e06a"/>
    </style:style>
    <style:style style:name="P301" style:family="paragraph" style:parent-style-name="Standard">
      <style:text-properties officeooo:rsid="01b8fcd1" officeooo:paragraph-rsid="01b8fcd1"/>
    </style:style>
    <style:style style:name="P302" style:family="paragraph" style:parent-style-name="Standard">
      <style:text-properties officeooo:rsid="01bcf3e8" officeooo:paragraph-rsid="01bcf3e8"/>
    </style:style>
    <style:style style:name="P303" style:family="paragraph" style:parent-style-name="Standard">
      <style:text-properties officeooo:rsid="01bdfd2a" officeooo:paragraph-rsid="01bdfd2a"/>
    </style:style>
    <style:style style:name="P304" style:family="paragraph" style:parent-style-name="Standard">
      <style:text-properties officeooo:rsid="01bf5c3d" officeooo:paragraph-rsid="01bf5c3d"/>
    </style:style>
    <style:style style:name="P305" style:family="paragraph" style:parent-style-name="Standard">
      <style:text-properties officeooo:rsid="01bf5c3d" officeooo:paragraph-rsid="01ccb9cf"/>
    </style:style>
    <style:style style:name="P306" style:family="paragraph" style:parent-style-name="Standard">
      <style:text-properties officeooo:rsid="01c01582" officeooo:paragraph-rsid="01c01582"/>
    </style:style>
    <style:style style:name="P307" style:family="paragraph" style:parent-style-name="Standard">
      <style:text-properties officeooo:rsid="01c1fb8d" officeooo:paragraph-rsid="01c1fb8d"/>
    </style:style>
    <style:style style:name="P308" style:family="paragraph" style:parent-style-name="Standard">
      <style:text-properties officeooo:rsid="01c40288" officeooo:paragraph-rsid="01c40288"/>
    </style:style>
    <style:style style:name="P309" style:family="paragraph" style:parent-style-name="Standard">
      <style:text-properties officeooo:rsid="01c57afe" officeooo:paragraph-rsid="01c57afe"/>
    </style:style>
    <style:style style:name="P310" style:family="paragraph" style:parent-style-name="Standard">
      <style:text-properties officeooo:rsid="01c772d2" officeooo:paragraph-rsid="01c772d2"/>
    </style:style>
    <style:style style:name="P311" style:family="paragraph" style:parent-style-name="Standard">
      <style:text-properties officeooo:rsid="01c94516" officeooo:paragraph-rsid="01c94516"/>
    </style:style>
    <style:style style:name="P312" style:family="paragraph" style:parent-style-name="Standard">
      <style:text-properties officeooo:rsid="01ca70d2" officeooo:paragraph-rsid="01ca70d2"/>
    </style:style>
    <style:style style:name="P313" style:family="paragraph" style:parent-style-name="Standard">
      <style:text-properties officeooo:rsid="01cc27d1" officeooo:paragraph-rsid="01cc27d1"/>
    </style:style>
    <style:style style:name="P314" style:family="paragraph" style:parent-style-name="Standard">
      <style:text-properties officeooo:rsid="01cc3c65" officeooo:paragraph-rsid="01cc3c65"/>
    </style:style>
    <style:style style:name="P315" style:family="paragraph" style:parent-style-name="Standard">
      <style:text-properties officeooo:rsid="01ce3fd6" officeooo:paragraph-rsid="01ce3fd6"/>
    </style:style>
    <style:style style:name="P316" style:family="paragraph" style:parent-style-name="Standard">
      <style:text-properties officeooo:rsid="01cf5adb" officeooo:paragraph-rsid="01cf5adb"/>
    </style:style>
    <style:style style:name="P317" style:family="paragraph" style:parent-style-name="Standard">
      <style:text-properties officeooo:rsid="01d199d2" officeooo:paragraph-rsid="01d199d2"/>
    </style:style>
    <style:style style:name="P318" style:family="paragraph" style:parent-style-name="Standard">
      <style:text-properties officeooo:rsid="01de288e" officeooo:paragraph-rsid="01de288e"/>
    </style:style>
    <style:style style:name="P319" style:family="paragraph" style:parent-style-name="Standard">
      <style:text-properties officeooo:rsid="01de288e" officeooo:paragraph-rsid="01bf5c3d"/>
    </style:style>
    <style:style style:name="P320" style:family="paragraph" style:parent-style-name="Standard">
      <style:text-properties officeooo:rsid="01deab04" officeooo:paragraph-rsid="01deab04"/>
    </style:style>
    <style:style style:name="P321" style:family="paragraph" style:parent-style-name="Standard">
      <style:text-properties officeooo:rsid="01e1ab06" officeooo:paragraph-rsid="01e1ab06"/>
    </style:style>
    <style:style style:name="P322" style:family="paragraph" style:parent-style-name="Standard">
      <style:text-properties officeooo:rsid="01e50996" officeooo:paragraph-rsid="01deab04"/>
    </style:style>
    <style:style style:name="P323" style:family="paragraph" style:parent-style-name="Standard">
      <style:text-properties officeooo:rsid="01e6bfbf" officeooo:paragraph-rsid="01e6bfbf"/>
    </style:style>
    <style:style style:name="P324" style:family="paragraph" style:parent-style-name="Standard">
      <style:text-properties officeooo:rsid="01e6bfbf" officeooo:paragraph-rsid="01e7f28f"/>
    </style:style>
    <style:style style:name="P325" style:family="paragraph" style:parent-style-name="Standard">
      <style:text-properties officeooo:rsid="01e7fa99" officeooo:paragraph-rsid="01e7fa99"/>
    </style:style>
    <style:style style:name="P326" style:family="paragraph" style:parent-style-name="Standard">
      <style:text-properties officeooo:rsid="01e98334" officeooo:paragraph-rsid="01e7fa99"/>
    </style:style>
    <style:style style:name="P327" style:family="paragraph" style:parent-style-name="Standard">
      <style:text-properties officeooo:rsid="01e98334" officeooo:paragraph-rsid="01e98334"/>
    </style:style>
    <style:style style:name="P328" style:family="paragraph" style:parent-style-name="Standard">
      <style:text-properties officeooo:rsid="01e98334" officeooo:paragraph-rsid="01ea48c4"/>
    </style:style>
    <style:style style:name="P329" style:family="paragraph" style:parent-style-name="Standard">
      <style:text-properties officeooo:rsid="01e98334" officeooo:paragraph-rsid="01ecfe6b"/>
    </style:style>
    <style:style style:name="P330" style:family="paragraph" style:parent-style-name="Standard">
      <style:text-properties officeooo:rsid="01ed0c0b" officeooo:paragraph-rsid="01ed0c0b"/>
    </style:style>
    <style:style style:name="P331" style:family="paragraph" style:parent-style-name="Standard">
      <style:text-properties officeooo:rsid="01edc97f" officeooo:paragraph-rsid="01edc97f"/>
    </style:style>
    <style:style style:name="P332" style:family="paragraph" style:parent-style-name="Standard">
      <style:text-properties officeooo:rsid="01ef6c42" officeooo:paragraph-rsid="01ef6c42"/>
    </style:style>
    <style:style style:name="P333" style:family="paragraph" style:parent-style-name="Standard">
      <style:text-properties officeooo:rsid="01ef6c42" officeooo:paragraph-rsid="01f0c485"/>
    </style:style>
    <style:style style:name="P334" style:family="paragraph" style:parent-style-name="Standard">
      <style:text-properties officeooo:rsid="01f0c485" officeooo:paragraph-rsid="01f0c485"/>
    </style:style>
    <style:style style:name="P335" style:family="paragraph" style:parent-style-name="Standard">
      <style:text-properties officeooo:rsid="01f0c485" officeooo:paragraph-rsid="01f38d92"/>
    </style:style>
    <style:style style:name="P336" style:family="paragraph" style:parent-style-name="Standard">
      <style:text-properties officeooo:rsid="01f0c485" officeooo:paragraph-rsid="01fb6b3b"/>
    </style:style>
    <style:style style:name="P337" style:family="paragraph" style:parent-style-name="Standard">
      <style:text-properties officeooo:rsid="01f1b9c5" officeooo:paragraph-rsid="01f1b9c5"/>
    </style:style>
    <style:style style:name="P338" style:family="paragraph" style:parent-style-name="Standard">
      <style:text-properties officeooo:rsid="01f38d92" officeooo:paragraph-rsid="01f38d92"/>
    </style:style>
    <style:style style:name="P339" style:family="paragraph" style:parent-style-name="Standard">
      <style:text-properties officeooo:rsid="01f41c53" officeooo:paragraph-rsid="01f41c53"/>
    </style:style>
    <style:style style:name="P340" style:family="paragraph" style:parent-style-name="Standard">
      <style:text-properties officeooo:rsid="01f4c236" officeooo:paragraph-rsid="01f4c236"/>
    </style:style>
    <style:style style:name="P341" style:family="paragraph" style:parent-style-name="Standard">
      <style:text-properties officeooo:rsid="01f4c236" officeooo:paragraph-rsid="01f69827"/>
    </style:style>
    <style:style style:name="P342" style:family="paragraph" style:parent-style-name="Standard">
      <style:text-properties officeooo:rsid="01f4c236" officeooo:paragraph-rsid="01f97828"/>
    </style:style>
    <style:style style:name="P343" style:family="paragraph" style:parent-style-name="Standard">
      <style:text-properties officeooo:rsid="01f7eb83" officeooo:paragraph-rsid="01f7eb83"/>
    </style:style>
    <style:style style:name="P344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45" style:family="paragraph" style:parent-style-name="Standard">
      <style:text-properties officeooo:rsid="01ff1c85" officeooo:paragraph-rsid="01ff1c85"/>
    </style:style>
    <style:style style:name="P346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47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48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49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50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51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52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53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54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55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5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366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367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368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369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370" style:family="paragraph" style:parent-style-name="Standard" style:list-style-name="L1">
      <style:text-properties officeooo:rsid="01af9d02" officeooo:paragraph-rsid="01af9d02"/>
    </style:style>
    <style:style style:name="P371" style:family="paragraph" style:parent-style-name="Standard">
      <style:text-properties officeooo:rsid="01ce3fd6" officeooo:paragraph-rsid="01ce3fd6"/>
    </style:style>
    <style:style style:name="P372" style:family="paragraph" style:parent-style-name="Standard">
      <style:text-properties officeooo:rsid="01f38d92" officeooo:paragraph-rsid="01f38d92"/>
    </style:style>
    <style:style style:name="P373" style:family="paragraph" style:parent-style-name="Standard">
      <style:text-properties officeooo:rsid="01f38d92" officeooo:paragraph-rsid="01fb6b3b"/>
    </style:style>
    <style:style style:name="P374" style:family="paragraph" style:parent-style-name="Standard">
      <style:text-properties officeooo:rsid="01fb6b3b" officeooo:paragraph-rsid="01fb6b3b"/>
    </style:style>
    <style:style style:name="P375" style:family="paragraph" style:parent-style-name="Standard">
      <style:text-properties officeooo:rsid="02000117" officeooo:paragraph-rsid="02000117"/>
    </style:style>
    <style:style style:name="P376" style:family="paragraph" style:parent-style-name="Standard">
      <style:text-properties officeooo:rsid="02000117" officeooo:paragraph-rsid="02000117" fo:background-color="#ffff00"/>
    </style:style>
    <style:style style:name="P377" style:family="paragraph" style:parent-style-name="Standard">
      <style:text-properties officeooo:rsid="02016f52" officeooo:paragraph-rsid="02016f52" fo:background-color="#ffff00"/>
    </style:style>
    <style:style style:name="P378" style:family="paragraph" style:parent-style-name="Standard">
      <style:text-properties officeooo:rsid="02032e93" officeooo:paragraph-rsid="02032e93" fo:background-color="#ffff00"/>
    </style:style>
    <style:style style:name="P379" style:family="paragraph" style:parent-style-name="Standard">
      <style:text-properties officeooo:rsid="0204b13f" officeooo:paragraph-rsid="0204b13f" fo:background-color="#ffff00"/>
    </style:style>
    <style:style style:name="P380" style:family="paragraph" style:parent-style-name="Standard">
      <style:text-properties officeooo:rsid="0207f821" officeooo:paragraph-rsid="0207f821" fo:background-color="#ffff00"/>
    </style:style>
    <style:style style:name="P381" style:family="paragraph" style:parent-style-name="Standard">
      <style:text-properties officeooo:rsid="020aeee6" officeooo:paragraph-rsid="020aeee6" fo:background-color="#ffff00"/>
    </style:style>
    <style:style style:name="P382" style:family="paragraph" style:parent-style-name="Standard">
      <style:text-properties officeooo:rsid="0200293f" officeooo:paragraph-rsid="0200293f"/>
    </style:style>
    <style:style style:name="P383" style:family="paragraph" style:parent-style-name="Standard">
      <style:text-properties officeooo:rsid="02016f52" officeooo:paragraph-rsid="02016f52"/>
    </style:style>
    <style:style style:name="P384" style:family="paragraph" style:parent-style-name="Standard">
      <style:text-properties officeooo:rsid="020224ee" officeooo:paragraph-rsid="020224ee"/>
    </style:style>
    <style:style style:name="P385" style:family="paragraph" style:parent-style-name="Standard">
      <style:text-properties officeooo:rsid="01d37f9e" officeooo:paragraph-rsid="01d37f9e"/>
    </style:style>
    <style:style style:name="P386" style:family="paragraph" style:parent-style-name="Standard">
      <style:text-properties officeooo:rsid="0202ffa2" officeooo:paragraph-rsid="0202ffa2"/>
    </style:style>
    <style:style style:name="P387" style:family="paragraph" style:parent-style-name="Standard">
      <style:text-properties officeooo:rsid="02032e93" officeooo:paragraph-rsid="02032e93"/>
    </style:style>
    <style:style style:name="P388" style:family="paragraph" style:parent-style-name="Standard">
      <style:text-properties officeooo:rsid="01ff1c85" officeooo:paragraph-rsid="01ff1c85"/>
    </style:style>
    <style:style style:name="P389" style:family="paragraph" style:parent-style-name="Standard">
      <style:text-properties officeooo:rsid="0204b13f" officeooo:paragraph-rsid="0204b13f"/>
    </style:style>
    <style:style style:name="P390" style:family="paragraph" style:parent-style-name="Standard">
      <style:text-properties officeooo:rsid="017e3fb0" officeooo:paragraph-rsid="017e3fb0" fo:background-color="#ffffff"/>
    </style:style>
    <style:style style:name="P391" style:family="paragraph" style:parent-style-name="Standard">
      <style:text-properties officeooo:rsid="0205f85a" officeooo:paragraph-rsid="0205f85a" fo:background-color="#ffffff"/>
    </style:style>
    <style:style style:name="P392" style:family="paragraph" style:parent-style-name="Standard">
      <style:text-properties officeooo:rsid="0089ab38" officeooo:paragraph-rsid="0089ab38"/>
    </style:style>
    <style:style style:name="P393" style:family="paragraph" style:parent-style-name="Standard">
      <style:text-properties officeooo:rsid="02076d31" officeooo:paragraph-rsid="02076d31"/>
    </style:style>
    <style:style style:name="P394" style:family="paragraph" style:parent-style-name="Standard">
      <style:text-properties officeooo:rsid="01bf5c3d" officeooo:paragraph-rsid="01bf5c3d"/>
    </style:style>
    <style:style style:name="P395" style:family="paragraph" style:parent-style-name="Standard">
      <style:text-properties officeooo:rsid="0207f821" officeooo:paragraph-rsid="0207f821"/>
    </style:style>
    <style:style style:name="P396" style:family="paragraph" style:parent-style-name="Standard">
      <style:text-properties officeooo:rsid="0208dab9" officeooo:paragraph-rsid="0208dab9"/>
    </style:style>
    <style:style style:name="P397" style:family="paragraph" style:parent-style-name="Standard">
      <style:text-properties officeooo:rsid="0209e0fb" officeooo:paragraph-rsid="0209e0fb"/>
    </style:style>
    <style:style style:name="P398" style:family="paragraph" style:parent-style-name="Standard">
      <style:text-properties officeooo:rsid="020aeee6" officeooo:paragraph-rsid="020aeee6"/>
    </style:style>
    <style:style style:name="P399" style:family="paragraph" style:parent-style-name="Standard">
      <style:text-properties officeooo:rsid="00e60b13" officeooo:paragraph-rsid="00e60b13"/>
    </style:style>
    <style:style style:name="P400" style:family="paragraph" style:parent-style-name="Standard">
      <style:text-properties officeooo:rsid="020be619" officeooo:paragraph-rsid="020be619"/>
    </style:style>
    <style:style style:name="P401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02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9"/>
      <text:p text:style-name="P39">composer create-project --prefer-dist laravel/laravel <text:span text:style-name="T1">blog_proj_name</text:span></text:p>
      <text:p text:style-name="P39"/>
      <text:p text:style-name="P40">php artisan serve<text:tab/></text:p>
      <text:p text:style-name="P40"/>
      <text:p text:style-name="P41"><text:s/>URL : <text:a xlink:type="simple" xlink:href="http://localhost:8000/">http://localhost:8000</text:a></text:p>
      <text:p text:style-name="P41"/>
      <text:p text:style-name="P6">Theme integrate </text:p>
      <text:p text:style-name="P43">https://hdtuto.com/article/php-laravel-55-bootstrap-admin-theme-integration-example-from-scratch</text:p>
      <text:p text:style-name="P41"/>
      <text:p text:style-name="P41"/>
      <text:p text:style-name="P5">for auth</text:p>
      <text:p text:style-name="P42">php artisan make:auth</text:p>
      <text:p text:style-name="P42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2"/>
      <text:p text:style-name="P42"/>
      <text:p text:style-name="P42"/>
      <text:p text:style-name="P7">curd generator <text:span text:style-name="T5">package</text:span></text:p>
      <text:p text:style-name="P7"/>
      <text:p text:style-name="P45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4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4"/>
      <text:p text:style-name="P44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60">Remember</text:p>
      <text:p text:style-name="P60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1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6"><text:tab/>php artisan config:cache</text:p>
      <text:p text:style-name="P47"><text:tab/><text:tab/><text:tab/><text:tab/><text:tab/></text:p>
      <text:p text:style-name="P48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7"><text:s text:c="11"/></text:p>
      <text:p text:style-name="P49">2. <text:s text:c="2"/>make true</text:p>
      <text:p text:style-name="P49"><text:s text:c="5"/>public function authorize() </text:p>
      <text:p text:style-name="P49"><text:s text:c="6"/>{ </text:p>
      <text:p text:style-name="P49"><text:s text:c="9"/>return true; </text:p>
      <text:p text:style-name="P49"><text:s text:c="6"/>}</text:p>
      <text:p text:style-name="P50">3. <text:span text:style-name="T14"><text:s/>public function rules() </text:span></text:p>
      <text:p text:style-name="P51"><text:s text:c="4"/>{ </text:p>
      <text:p text:style-name="P51"><text:s text:c="8"/>return [ </text:p>
      <text:p text:style-name="P51"><text:s text:c="12"/>'role_name' =&gt; 'required' ,</text:p>
      <text:p text:style-name="P51"><text:s text:c="12"/>'price'=&gt; 'required|numeric|max:10',</text:p>
      <text:p text:style-name="P51"><text:soft-page-break/><text:s text:c="12"/>'image'=&gt; 'required'</text:p>
      <text:p text:style-name="P52"><text:s text:c="11"/><text:span text:style-name="T17">'site_logo' =&gt; 'file|image|mimes:jpeg,jpg,png',</text:span></text:p>
      <text:p text:style-name="P51"><text:s text:c="8"/>]; </text:p>
      <text:p text:style-name="P51"><text:s text:c="4"/>}</text:p>
      <text:p text:style-name="P53">4. in store method</text:p>
      <text:p text:style-name="P54"><text:s text:c="4"/><text:span text:style-name="T15">use App\Http\Requests\RoleRequest; <text:s text:c="2"/>// declre above</text:span></text:p>
      <text:p text:style-name="P55"><text:s/>public function store(RoleRequest $request) <text:s/>// use in store method</text:p>
      <text:p text:style-name="P55"/>
      <text:p text:style-name="P59">&amp; in view file use validation message display by ref of below link</text:p>
      <text:p text:style-name="P59"/>
      <text:p text:style-name="P59"><text:a xlink:type="simple" xlink:href="https://hdtuto.com/article/php-laravel-56-simple-validation-example-with-error-message">https://hdtuto.com/article/php-laravel-56-simple-validation-example-with-error-message</text:a></text:p>
      <text:p text:style-name="P59"/>
      <text:p text:style-name="P390"><text:a xlink:type="simple" xlink:href="https://itsolutionstuff.com/post/laravel-56-crud-application-for-starterexample.html">https://itsolutionstuff.com/post/laravel-56-crud-application-for-starterexample.html</text:a></text:p>
      <text:p text:style-name="P390"/>
      <text:p text:style-name="P391"><text:a xlink:type="simple" xlink:href="https://appdividend.com/2017/09/02/laravel-5-5-validation-example-scratch/">https://appdividend.com/2017/09/02/laravel-5-5-validation-example-scratch/</text:a></text:p>
      <text:p text:style-name="P391"/>
      <text:p text:style-name="P64"/>
      <text:p text:style-name="P55"/>
      <text:p text:style-name="P75">use flash message </text:p>
      <text:p text:style-name="P56"/>
      <text:p text:style-name="P56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6"/>
      <text:p text:style-name="P57">flash by flash package</text:p>
      <text:p text:style-name="P57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><text:soft-page-break/></text:p>
      <text:p text:style-name="P77">Make schema</text:p>
      <text:p text:style-name="P128"/>
      <text:p text:style-name="P128"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<text:soft-page-break/>$user = User::where('email', '=', 'email@address.com')-&gt;first();</text:p>
      <text:p text:style-name="P229">Then, you'll need to CHECK the hashed password, like so:</text:p>
      <text:p text:style-name="P229"/>
      <text:p text:style-name="P229"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<text:soft-page-break/>Appserviceprovider</text:p>
      <text:p text:style-name="P141"/>
      <text:p text:style-name="P141">first load this <text:span text:style-name="T19">boot method</text:span></text:p>
      <text:p text:style-name="P141"/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8"/>
      <text:p text:style-name="P58">protected $table = 'roles'; // if db tbl name is different then declare</text:p>
      <text:p text:style-name="P58">protected $primaryKey = 'id'; //if PK name is different then declre here</text:p>
      <text:p text:style-name="P58"/>
      <text:p text:style-name="P58">protected $fillable = ['role_name']; //</text:p>
      <text:p text:style-name="P58">or</text:p>
      <text:p text:style-name="P58">protected $ <text:span text:style-name="T24">guarded</text:span> = ['role_name']; </text:p>
      <text:p text:style-name="P58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><text:soft-page-break/></text:p>
      <text:p text:style-name="P152">Route::resource('users', 'UsersController');</text:p>
      <text:p text:style-name="P152"/>
      <text:p text:style-name="P152"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3">public function store(Request $request) </text:p>
      <text:p text:style-name="P63"><text:soft-page-break/><text:s text:c="4"/>{ </text:p>
      <text:p text:style-name="P63"><text:s text:c="8"/></text:p>
      <text:p text:style-name="P63"><text:s text:c="8"/>$requestData = $request-&gt;all(); </text:p>
      <text:p text:style-name="P63"/>
      <text:p text:style-name="P63"><text:s text:c="8"/>echo "&lt;pre&gt;"; print_r($_FILES); exit(); </text:p>
      <text:p text:style-name="P63"><text:s text:c="8"/>if ($request-&gt;file('image')) { </text:p>
      <text:p text:style-name="P63"><text:s text:c="11"/>$destinationPath = public_path() . '/categories/'; </text:p>
      <text:p text:style-name="P63"><text:s text:c="11"/>$file = $request-&gt;file('image'); </text:p>
      <text:p text:style-name="P63"><text:s text:c="11"/>$extension = $request-&gt;file('image')-&gt;getClientOriginalExtension(); </text:p>
      <text:p text:style-name="P63"><text:s text:c="11"/>$fileName = rand(11111, 99999) . strtotime(date('Y-m-d H:i:s')) .'.'. $extension; </text:p>
      <text:p text:style-name="P63"><text:s text:c="11"/>$request-&gt;file('image')-&gt;move($destinationPath, $fileName); </text:p>
      <text:p text:style-name="P63"><text:s text:c="11"/>$requestData['image'] = $fileName; </text:p>
      <text:p text:style-name="P63"><text:s text:c="8"/>} </text:p>
      <text:p text:style-name="P63"><text:tab/></text:p>
      <text:p text:style-name="P63"><text:s text:c="8"/>Category::create($requestData); </text:p>
      <text:p text:style-name="P63"/>
      <text:p text:style-name="P63"><text:s text:c="8"/>flash('Category added!'); </text:p>
      <text:p text:style-name="P63"/>
      <text:p text:style-name="P63"><text:s text:c="8"/>return redirect('admin/categories'); </text:p>
      <text:p text:style-name="P63"><text:s text:c="4"/>}</text:p>
      <text:p text:style-name="P79"/>
      <text:p text:style-name="P79"/>
      <text:p text:style-name="P79"/>
      <text:p text:style-name="P81">API</text:p>
      <text:p text:style-name="P81"/>
      <text:p text:style-name="P62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346">S3 bucket file upload <text:span text:style-name="T76">laravel</text:span></text:p>
      <text:p text:style-name="P210"/>
      <text:p text:style-name="P210"><text:a xlink:type="simple" xlink:href="https://appdividend.com/2018/05/22/laravel-cloud-file-upload-tutorial-with-example/">https://appdividend.com/2018/05/22/laravel-cloud-file-upload-tutorial-with-example/</text:a></text:p>
      <text:p text:style-name="P210"/>
      <text:p text:style-name="P400">S3 bucket file upload in php <text:span text:style-name="T77">with demo &amp; download</text:span></text:p>
      <text:p text:style-name="P400"/>
      <text:p text:style-name="P400"><text:a xlink:type="simple" xlink:href="https://www.9lessons.info/2012/08/upload-files-to-amazon-s3-php.html">https://www.9lessons.info/2012/08/upload-files-to-amazon-s3-php.html</text:a></text:p>
      <text:p text:style-name="P400"/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<text:soft-page-break/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><text:soft-page-break/></text:p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/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<text:soft-page-break/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352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353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354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oft-page-break/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/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><text:soft-page-break/></text:p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<text:soft-page-break/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<text:soft-page-break/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<text:soft-page-break/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<text:soft-page-break/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/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><text:soft-page-break/></text:p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GIT</text:p>
      <text:p text:style-name="P301"/>
      <text:p text:style-name="P301">U:rathodrupesha</text:p>
      <text:p text:style-name="P301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368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><text:soft-page-break/></text:p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393">some ref for understanding only : </text:p>
      <text:p text:style-name="P393">https://websiteforstudents.com/install-mongodb-with-apache2-php-7-2-support-on-ubuntu-16-04-17-10-18-04/</text:p>
      <text:p text:style-name="P168"/>
      <text:p text:style-name="P168"/>
      <text:p text:style-name="P168"/>
      <text:p text:style-name="P95">key was long problame</text:p>
      <text:p text:style-name="P222"/>
      <text:p text:style-name="P222"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><text:soft-page-break/></text:p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366"/>
      <text:p text:style-name="P366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348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><text:soft-page-break/></text:p>
      <text:p text:style-name="P168"/>
      <text:p text:style-name="P168"/>
      <text:p text:style-name="P349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350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351"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><text:soft-page-break/></text:p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347">Tarun bhai</text:p>
      <text:p text:style-name="P347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369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<text:soft-page-break/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<text:soft-page-break/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355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<text:soft-page-break/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290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356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280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80"/>
      <text:p text:style-name="P357">Preview Selected Image before upload using Jquery</text:p>
      <text:p text:style-name="P299"/>
      <text:p text:style-name="P299">http://phpwebschool.com/preview-selected-image-upload-using-jquery/</text:p>
      <text:p text:style-name="P205"/>
      <text:p text:style-name="P98">Angular cli 6</text:p>
      <text:p text:style-name="P98"/>
      <text:p text:style-name="P367">install node &amp; npm</text:p>
      <text:p text:style-name="P367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<text:soft-page-break/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58">CRON-JOB TESTER</text:p>
      <text:p text:style-name="P300">https://cron-job.org/en/members/jobs/</text:p>
      <text:p text:style-name="P300"><text:a xlink:type="simple" xlink:href="mailto:rupesh@xhtmljunkies.com">rupesh@xhtmljunkies.com</text:a></text:p>
      <text:p text:style-name="P300">123456789</text:p>
      <text:p text:style-name="P300"/>
      <text:p text:style-name="P379">Date</text:p>
      <text:p text:style-name="P389"><text:s/></text:p>
      <text:p text:style-name="P389"><text:a xlink:type="simple" xlink:href="https://www.guru99.com/php-date-functions.html">https://www.guru99.com/php-date-functions.html</text:a></text:p>
      <text:p text:style-name="P389"/>
      <text:p text:style-name="P228">echo date('Y-m-d H:i:s', strtotime('+2 months'));</text:p>
      <text:p text:style-name="P205"/>
      <text:p text:style-name="P205"/>
      <text:p text:style-name="P281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82"/>
      <text:p text:style-name="P282"/>
      <text:p text:style-name="P306">CI Query</text:p>
      <text:p text:style-name="P306">http://www.bsourcecode.com/codeigniter/codeigniter-select-query/</text:p>
      <text:p text:style-name="P282"/>
      <text:p text:style-name="P295">FIND_IN_SET</text:p>
      <text:p text:style-name="P307"/>
      <text:p text:style-name="P308">A.for join </text:p>
      <text:p text:style-name="P307">https://stackoverflow.com/questions/19101550/mysql-join-two-tables-with-comma-separated-values</text:p>
      <text:p text:style-name="P282"/>
      <text:p text:style-name="P308">B. slect query</text:p>
      <text:p text:style-name="P308"/>
      <text:p text:style-name="P308">here 2 is a userid as dynamic</text:p>
      <text:p text:style-name="P308">SELECT id,dept_name,userid from department where FIND_IN_SET(2,userid)</text:p>
      <text:p text:style-name="P308"/>
      <text:p text:style-name="P309">https://makitweb.com/search-value-within-comma-separated-values-mysql/</text:p>
      <text:p text:style-name="P282"/>
      <text:p text:style-name="P293">F<text:span text:style-name="T62">ACEBOOK</text:span></text:p>
      <text:p text:style-name="P284"><text:line-break/><text:line-break/><text:a xlink:type="simple" xlink:href="mailto:rupesh@xhtmljunkies.com">rupesh@xhtmljunkies.com</text:a></text:p>
      <text:p text:style-name="P283">9510878150</text:p>
      <text:p text:style-name="P283"/>
      <text:p text:style-name="P283">APP ID: 314327549356659</text:p>
      <text:p text:style-name="P283"><text:soft-page-break/></text:p>
      <text:p text:style-name="P285">APP ID: 511778249288606 <text:s text:c="4"/>aitltest</text:p>
      <text:p text:style-name="P285"/>
      <text:p text:style-name="P286">seceret : 8711ed18d2b575e9cc73bbc4ece16b23</text:p>
      <text:p text:style-name="P286"/>
      <text:p text:style-name="P287">client token : 4a0f784316d4c5bd07d2499ea675a965</text:p>
      <text:p text:style-name="P287"/>
      <text:p text:style-name="P287"/>
      <text:p text:style-name="P288">EAAHRdajAq54BAG504PdIBckkd0CESBoAzMUQuhHwqzYm6P9DN8VNZAbZA0H3FYU9PCQIJqsZA2N2nUp2j9w33k40qVMb3cT9lULeowXcf9E9ax5nyFEYBiJUfcO5Fzvrscoau69Vox1c5WjmvLuK7X42uh2ZBz0Qfbt8XLtSFH8ZAtxSZBuXGP</text:p>
      <text:p text:style-name="P288"/>
      <text:p text:style-name="P288"/>
      <text:p text:style-name="P291"/>
      <text:p text:style-name="P288"/>
      <text:p text:style-name="P38">To Generate Never Expire token in Fb</text:p>
      <text:p text:style-name="P289"/>
      <text:list xml:id="list3960193456357587665" text:style-name="L1">
        <text:list-item>
          <text:p text:style-name="P370">To integrate facebook, go to https://developers.facebook.com/.</text:p>
          <text:p text:style-name="P370"/>
        </text:list-item>
        <text:list-item>
          <text:p text:style-name="P370">From the My Apps dropdown, create the new app(if it is not created), after that go to settings, you will get the facebook app id and secret.</text:p>
          <text:p text:style-name="P370"/>
        </text:list-item>
        <text:list-item>
          <text:p text:style-name="P370">Now go to https://developers.facebook.com/tools/explorer/ and select your app.</text:p>
          <text:p text:style-name="P370"/>
        </text:list-item>
        <text:list-item>
          <text:p text:style-name="P370">Select "Get User Access Token" from dropdown (right of access token field) and select all permissions which is related to page access.</text:p>
        </text:list-item>
      </text:list>
      <text:p text:style-name="P289"/>
      <text:list xml:id="list164546950117606" text:continue-numbering="true" text:style-name="L1">
        <text:list-item>
          <text:p text:style-name="P370">Copy user access token and go to https://developers.facebook.com/tools/debug/accesstoken</text:p>
        </text:list-item>
      </text:list>
      <text:p text:style-name="P289"/>
      <text:list xml:id="list164547661158301" text:continue-numbering="true" text:style-name="L1">
        <text:list-item>
          <text:p text:style-name="P370">Paste copied token and press "Debug".</text:p>
        </text:list-item>
      </text:list>
      <text:p text:style-name="P289"/>
      <text:list xml:id="list164547017586149" text:continue-numbering="true" text:style-name="L1">
        <text:list-item>
          <text:p text:style-name="P370">Press "Extend Access Token" and copy the generated long-lived user access token.</text:p>
        </text:list-item>
      </text:list>
      <text:p text:style-name="P289"/>
      <text:list xml:id="list164548831411726" text:continue-numbering="true" text:style-name="L1">
        <text:list-item>
          <text:p text:style-name="P370">Now go to Graph API Explorer, Paste copied token into the "Access Token" field.</text:p>
        </text:list-item>
      </text:list>
      <text:p text:style-name="P289"/>
      <text:list xml:id="list164547576516518" text:continue-numbering="true" text:style-name="L1">
        <text:list-item>
          <text:p text:style-name="P370">Make a GET request with "PAGE_ID?fields=access_token"</text:p>
        </text:list-item>
      </text:list>
      <text:p text:style-name="P289"/>
      <text:list xml:id="list164548776017459" text:continue-numbering="true" text:style-name="L1">
        <text:list-item>
          <text:p text:style-name="P370">Find the permanent page access token in the response (node "access_token").</text:p>
        </text:list-item>
      </text:list>
      <text:p text:style-name="P289"/>
      <text:list xml:id="list164547708482636" text:continue-numbering="true" text:style-name="L1">
        <text:list-item>
          <text:p text:style-name="P370">Again go to access token debuger and Paste the permanent token and press "Debug" and you will see "Expires" should be "Never".</text:p>
        </text:list-item>
      </text:list>
      <text:p text:style-name="P289"/>
      <text:list xml:id="list164548765796423" text:continue-numbering="true" text:style-name="L1">
        <text:list-item>
          <text:p text:style-name="P370">Now use the final access token in the facebook details at website section of Track My Site.</text:p>
          <text:p text:style-name="P370"/>
        </text:list-item>
        <text:list-item>
          <text:p text:style-name="P370">For Facebook Page ID, go to your facebook page and click on about, and you will get Page ID.</text:p>
        </text:list-item>
      </text:list>
      <text:p text:style-name="P289"/>
      <text:p text:style-name="P289"/>
      <text:p text:style-name="P292">Post to Facebook Wall from Website using PHP</text:p>
      <text:p text:style-name="P291"/>
      <text:p text:style-name="P291"><text:a xlink:type="simple" xlink:href="https://www.codexworld.com/post-to-facebook-wall-from-website-php-sdk/">https://www.codexworld.com/post-to-facebook-wall-from-website-php-sdk/</text:a></text:p>
      <text:p text:style-name="P291"/>
      <text:p text:style-name="P294"><text:soft-page-break/>Display Facebook Albums and Photos on the Website using PHP</text:p>
      <text:p text:style-name="P291"/>
      <text:p text:style-name="P291"><text:a xlink:type="simple" xlink:href="https://www.codexworld.com/display-facebook-albums-photos-on-website-php-graph-api/">https://www.codexworld.com/display-facebook-albums-photos-on-website-php-graph-api/</text:a></text:p>
      <text:p text:style-name="P291"/>
      <text:p text:style-name="P291"/>
      <text:p text:style-name="P291"/>
      <text:p text:style-name="P302">select * from developement_users join development_permision on FIND_IN_SET(development_permision.role_id, developement_users.role_id) &gt; 0</text:p>
      <text:p text:style-name="P302">GROUP <text:s text:c="2"/>BY developement_users.id</text:p>
      <text:p text:style-name="P302"/>
      <text:p text:style-name="P303">(select * from <text:s/><text:span text:style-name="T63">developement_users </text:span>where event_id='1511' and <text:span text:style-name="T63">developement_users .</text:span>id='1') </text:p>
      <text:p text:style-name="P303"/>
      <text:p text:style-name="P303"/>
      <text:p text:style-name="P304"><text:tab/></text:p>
      <text:p text:style-name="P304"/>
      <text:p text:style-name="P304"/>
      <text:p text:style-name="P304"/>
      <text:p text:style-name="P304"/>
      <text:p text:style-name="P359">Codeignitor(ci) <text:s/>paggination</text:p>
      <text:p text:style-name="P310"/>
      <text:p text:style-name="P310">https://makitweb.com/make-pagination-with-codeigniter-framework/</text:p>
      <text:p text:style-name="P304"/>
      <text:p text:style-name="P304"/>
      <text:p text:style-name="P360">form submit by <text:s/>serialize <text:s/>&amp; form data objet</text:p>
      <text:p text:style-name="P311"/>
      <text:p text:style-name="P311">https://www.sanwebe.com/2016/07/ajax-form-submit-examples-using-jquery#post-comments</text:p>
      <text:p text:style-name="P304"/>
      <text:p text:style-name="P385"><text:a xlink:type="simple" xlink:href="https://www.codexworld.com/ajax-file-upload-with-form-data-jquery-php-mysql/">https://www.codexworld.com/ajax-file-upload-with-form-data-jquery-php-mysql/</text:a></text:p>
      <text:p text:style-name="P385"/>
      <text:p text:style-name="P386">$("#imgupload").on("change", function() {</text:p>
      <text:p text:style-name="P386"><text:s text:c="4"/>var file_data = $("#imgupload").prop("files")[0]; <text:s text:c="2"/></text:p>
      <text:p text:style-name="P386"><text:s text:c="4"/>var form_data = new FormData();</text:p>
      <text:p text:style-name="P386"><text:s text:c="4"/>form_data.append("file", file_data);</text:p>
      <text:p text:style-name="P386"><text:s text:c="4"/>// alert(form_data);</text:p>
      <text:p text:style-name="P386"><text:s text:c="4"/>$.ajax({</text:p>
      <text:p text:style-name="P386"><text:s text:c="8"/>url: "&lt;?php echo base_url();?&gt;Developmentusers/add_multiple/&lt;?php echo $event_id;?&gt;",</text:p>
      <text:p text:style-name="P386"><text:s text:c="8"/>cache: false,</text:p>
      <text:p text:style-name="P386"><text:s text:c="8"/>contentType: false,</text:p>
      <text:p text:style-name="P386"><text:s text:c="8"/>processData: false,</text:p>
      <text:p text:style-name="P386"><text:s text:c="8"/>data: form_data, <text:s text:c="24"/></text:p>
      <text:p text:style-name="P386"><text:s text:c="8"/>type: 'post',</text:p>
      <text:p text:style-name="P386"><text:s text:c="8"/>dataType: "text",</text:p>
      <text:p text:style-name="P386"><text:s text:c="8"/>success: function(result){</text:p>
      <text:p text:style-name="P386"><text:s text:c="11"/></text:p>
      <text:p text:style-name="P386"><text:s text:c="12"/>if(result=="success"){</text:p>
      <text:p text:style-name="P386"><text:s text:c="16"/>$(".success_alert").show().fadeOut(5000);</text:p>
      <text:p text:style-name="P386"><text:s text:c="17"/>history.go(-1);</text:p>
      <text:p text:style-name="P386"><text:s text:c="12"/>}else if(result=="invalid"){</text:p>
      <text:p text:style-name="P386"><text:s text:c="17"/>$(".invalid_alert").show().fadeOut(5000); <text:s text:c="2"/></text:p>
      <text:p text:style-name="P386"><text:s text:c="12"/>}else if(result=="not_match"){</text:p>
      <text:p text:style-name="P386"><text:s text:c="17"/>$(".not_match_alert").show().fadeOut(6000); <text:s text:c="2"/></text:p>
      <text:p text:style-name="P386"><text:s text:c="12"/>}</text:p>
      <text:p text:style-name="P386"><text:soft-page-break/><text:s text:c="12"/>else{</text:p>
      <text:p text:style-name="P386"><text:s text:c="16"/>$(".error_alert").show().fadeOut(5000); </text:p>
      <text:p text:style-name="P386"><text:s text:c="12"/>}</text:p>
      <text:p text:style-name="P386"><text:s text:c="12"/></text:p>
      <text:p text:style-name="P386"></text:p>
      <text:p text:style-name="P386"><text:s text:c="8"/>}</text:p>
      <text:p text:style-name="P386"><text:s text:c="4"/>});</text:p>
      <text:p text:style-name="P386">});</text:p>
      <text:p text:style-name="P304"/>
      <text:p text:style-name="P361">datepicker , time picker &amp; date rangepicker</text:p>
      <text:p text:style-name="P312"/>
      <text:p text:style-name="P312"><text:a xlink:type="simple" xlink:href="https://tarruda.github.io/bootstrap-datetimepicker/">https://tarruda.github.io/bootstrap-datetimepicker/</text:a></text:p>
      <text:p text:style-name="P312"/>
      <text:p text:style-name="P312"><text:a xlink:type="simple" xlink:href="http://www.daterangepicker.com/#examples">http://www.daterangepicker.com/#examples</text:a> <text:s text:c="13"/>daterange picker</text:p>
      <text:p text:style-name="P312"/>
      <text:p text:style-name="P362">checkbox &amp; for radio box checked or not </text:p>
      <text:p text:style-name="P313"/>
      <text:p text:style-name="P313">https://www.tutorialrepublic.com/faq/how-to-check-a-checkbox-is-checked-or-not-using-jquery.php</text:p>
      <text:p text:style-name="P304"/>
      <text:p text:style-name="P380">multiple row delete by checkbox</text:p>
      <text:p text:style-name="P395"/>
      <text:p text:style-name="P395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5"/>
      <text:p text:style-name="P304"/>
      <text:p text:style-name="P363">Uplaod Image &amp; crop</text:p>
      <text:p text:style-name="P316"/>
      <text:p text:style-name="P316">https://www.webslesson.info/2018/03/image-crop-and-upload-using-jquery-with-php-ajax.html</text:p>
      <text:p text:style-name="P304"/>
      <text:p text:style-name="P304"/>
      <text:p text:style-name="P364">upload csv with validation</text:p>
      <text:p text:style-name="P317"/>
      <text:p text:style-name="P317">https://www.codexworld.com/import-csv-file-data-into-mysql-database-php/</text:p>
      <text:p text:style-name="P317"><text:s/></text:p>
      <text:p text:style-name="P401">calender</text:p>
      <text:p text:style-name="P396"/>
      <text:p text:style-name="P396"><text:a xlink:type="simple" xlink:href="https://itsolutionstuff.com/post/codeigniter-fullcalendar-exampleexample.html">https://itsolutionstuff.com/post/codeigniter-fullcalendar-exampleexample.html</text:a></text:p>
      <text:p text:style-name="P396"/>
      <text:p text:style-name="P402">qr code scaneer</text:p>
      <text:p text:style-name="P397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7"/>
      <text:p text:style-name="P381">Laravel 5.7 - Google Recaptcha Code with Validation</text:p>
      <text:p text:style-name="P398"/>
      <text:p text:style-name="P398">https://itsolutionstuff.com/post/laravel-57-google-recaptcha-code-with-validationexample.html</text:p>
      <text:p text:style-name="P304"/>
      <text:p text:style-name="P296">absolute path </text:p>
      <text:p text:style-name="P314"><text:s/>echo dirname ( __FILE__ ); exit();</text:p>
      <text:p text:style-name="P304"/>
      <text:p text:style-name="P305"><text:s/><text:span text:style-name="T64">echo $_SERVER['DOCUMENT_ROOT']; exit(); <text:s text:c="13"/>/home/alltest/public_html</text:span></text:p>
      <text:p text:style-name="P315"><text:s text:c="2"/>echo $_SERVER['HTTP_HOST']; <text:s text:c="35"/>test.allintehloop.net</text:p>
      <text:p text:style-name="P315">echo $_SERVER['SERVER_NAME']; <text:s text:c="30"/>test.allintehloop.net</text:p>
      <text:p text:style-name="P304"><text:soft-page-break/></text:p>
      <text:p text:style-name="P297">currecy convertor in php<text:tab/></text:p>
      <text:p text:style-name="P321"/>
      <text:p text:style-name="P321">function convertCurrency1($amount, $from, $to){ </text:p>
      <text:p text:style-name="P321"><text:s text:c="2"/>$conv_id = "{$from}_{$to}"; </text:p>
      <text:p text:style-name="P321"><text:s text:c="2"/>$string = file_get_contents("http://free.currencyconverterapi.com/api/v3/convert?q=$conv_id&amp;compact=ultra"); </text:p>
      <text:p text:style-name="P321"><text:s text:c="2"/>$json_a = json_decode($string, true); </text:p>
      <text:p text:style-name="P321"/>
      <text:p text:style-name="P321"><text:s text:c="2"/>return $amount * round($json_a[$conv_id], 4); </text:p>
      <text:p text:style-name="P321">}</text:p>
      <text:p text:style-name="P319"/>
      <text:p text:style-name="P318"/>
      <text:p text:style-name="P320">alltest_comman_user</text:p>
      <text:p text:style-name="P320">WdI-^k7QW-20</text:p>
      <text:p text:style-name="P320"/>
      <text:p text:style-name="P320"/>
      <text:p text:style-name="P365">for local installtion of composer</text:p>
      <text:p text:style-name="P323"/>
      <text:p text:style-name="P323">cd /go-to-directory</text:p>
      <text:p text:style-name="P323"><text:s/></text:p>
      <text:p text:style-name="P323">composer init</text:p>
      <text:p text:style-name="P323"><text:s/>for create composer.json</text:p>
      <text:p text:style-name="P322"/>
      <text:p text:style-name="P324">composer require "srchea/php-push-web-socket" <text:s text:c="8"/></text:p>
      <text:p text:style-name="P324"><text:s/><text:span text:style-name="T65">composer require command </text:span><text:s text:c="3"/>generate vendor folder <text:span text:style-name="T65">(dependancy)</text:span>&amp; composer.lock file</text:p>
      <text:p text:style-name="P324"/>
      <text:p text:style-name="P325">or</text:p>
      <text:p text:style-name="P325"/>
      <text:p text:style-name="P325">write in composer.josn file </text:p>
      <text:p text:style-name="P325">&amp; then command composer update </text:p>
      <text:p text:style-name="P325"/>
      <text:p text:style-name="P326"/>
      <text:p text:style-name="P327">now dump in autoload file of vendoe folder</text:p>
      <text:p text:style-name="P327"/>
      <text:p text:style-name="P329">command <text:s/><text:span text:style-name="T68">“composer dump-autoload” </text:span></text:p>
      <text:p text:style-name="P327"/>
      <text:p text:style-name="P327">&amp; now u can use in your file where its require</text:p>
      <text:p text:style-name="P327"/>
      <text:p text:style-name="P327">in laravel : <text:s/>use pusher\pusher;</text:p>
      <text:p text:style-name="P327">in ci or core : <text:s/>require __DIR__ . '/vendor/autoload.php'; <text:s text:c="2"/><text:span text:style-name="T67">or</text:span></text:p>
      <text:p text:style-name="P328"><text:s text:c="23"/><text:span text:style-name="T66">require_once 'vendor/autoload.php'</text:span></text:p>
      <text:p text:style-name="P328"/>
      <text:p text:style-name="P328"/>
      <text:p text:style-name="P331">composer basic Read</text:p>
      <text:p text:style-name="P331">https://www.hostinger.in/tutorials/how-to-install-composer#gref</text:p>
      <text:p text:style-name="P328"/>
      <text:p text:style-name="P328"/>
      <text:p text:style-name="P298">WEB SOCKET</text:p>
      <text:p text:style-name="P328"/>
      <text:p text:style-name="P339">NOTE: DEMO ON MY GIT</text:p>
      <text:p text:style-name="P339"/>
      <text:p text:style-name="P330"><text:soft-page-break/><text:a xlink:type="simple" xlink:href="https://github.com/srchea/PHP-Push-WebSocket/">https://github.com/srchea/PHP-Push-WebSocket/</text:a></text:p>
      <text:p text:style-name="P330"/>
      <text:p text:style-name="P330"><text:a xlink:type="simple" xlink:href="http://srchea.com/build-a-real-time-application-using-html5-websockets">http://srchea.com/build-a-real-time-application-using-html5-websockets</text:a></text:p>
      <text:p text:style-name="P330"/>
      <text:p text:style-name="P332">1) locally install composer by above instruction</text:p>
      <text:p text:style-name="P332">2) <text:s/>folowing command of composer require <text:s/>from</text:p>
      <text:p text:style-name="P332"><text:s/><text:a xlink:type="simple" xlink:href="https://github.com/srchea/PHP-Push-WebSocket/"><text:span text:style-name="T69">https://github.com/srchea/PHP-Push-WebSocket/</text:span></text:a></text:p>
      <text:p text:style-name="P332"/>
      <text:p text:style-name="P332"><text:s/><text:span text:style-name="T73">OR Follwing</text:span></text:p>
      <text:p text:style-name="P332"/>
      <text:p text:style-name="P340">Installation with Composer</text:p>
      <text:p text:style-name="P340">To install the latest stable version: composer require "srchea/php-push-web-socket"</text:p>
      <text:p text:style-name="P340"/>
      <text:p text:style-name="P340">Usage</text:p>
      <text:p text:style-name="P340">run a server instance: “php websocket_server.php”. <text:s text:c="7"/><text:span text:style-name="T74">(</text:span> Write in terminal <text:span text:style-name="T74">)</text:span></text:p>
      <text:p text:style-name="P341">Open websocket_client.html in a browser over HTTP protocol. </text:p>
      <text:p text:style-name="P341"><text:s/><text:span text:style-name="T74">(open thi file from browser like localhost/proj-foldername/</text:span>websocket_client.html<text:span text:style-name="T74">)</text:span></text:p>
      <text:p text:style-name="P332"/>
      <text:p text:style-name="P332"/>
      <text:p text:style-name="P332"/>
      <text:p text:style-name="P333">3) <text:span text:style-name="T70">now extract PHP-Push-WebSocket-master.zip <text:s/>&amp; <text:s/>one step out the files from PHP-Push-WebSocket-master</text:span></text:p>
      <text:p text:style-name="P334">4) now for demo use my github</text:p>
      <text:p text:style-name="P334"/>
      <text:p text:style-name="P334">5) for implemting on project</text:p>
      <text:p text:style-name="P334"/>
      <text:p text:style-name="P334"><text:s/>websocket_server.php <text:s text:c="2"/>code imlement at serverside where insert or any action perform means at controller side</text:p>
      <text:p text:style-name="P334"><text:s/></text:p>
      <text:p text:style-name="P334">websocket_client.html or websocket_client.2html <text:s/>both files are most similar</text:p>
      <text:p text:style-name="P334">so js code of this file implement at client side means i views file where u have to require live or real time action perform &amp; data manage by j query javascript.</text:p>
      <text:p text:style-name="P334"/>
      <text:p text:style-name="P337">Remember one important thing is that </text:p>
      <text:p text:style-name="P337"/>
      <text:p text:style-name="P337">websocket is use for send msg from server to client &amp; vice-versa.</text:p>
      <text:p text:style-name="P337"/>
      <text:p text:style-name="P337">When server send any data then in view file (<text:span text:style-name="T70">websocket_client.html</text:span>) recieving data on </text:p>
      <text:p text:style-name="P337"/>
      <text:p text:style-name="P337">ws.onmessage = function(msg) { </text:p>
      <text:p text:style-name="P337"><text:tab/><text:tab/><text:tab/> </text:p>
      <text:p text:style-name="P337"><text:tab/><text:tab/><text:tab/>write('Server says: '+msg.data); </text:p>
      <text:p text:style-name="P337"><text:tab/><text:tab/>};</text:p>
      <text:p text:style-name="P337"/>
      <text:p text:style-name="P337"/>
      <text:p text:style-name="P337">when client <text:s/>have require to send any data to server then use <text:span text:style-name="T71">in view file <text:s/>(see demo)</text:span></text:p>
      <text:p text:style-name="P337"/>
      <text:p text:style-name="P337">websocket.send(JSON.stringify(messageJSON)); <text:s text:c="11"/>// means <text:s/>ws.send method</text:p>
      <text:p text:style-name="P337"/>
      <text:p text:style-name="P337">here websocket /ws is object that u definde wtherver name <text:s/>at ws = new WebSocket(url);</text:p>
      <text:p text:style-name="P337"/>
      <text:p text:style-name="P338">Now,</text:p>
      <text:p text:style-name="P338"><text:soft-page-break/><text:s text:c="9"/>receiving data that send client to server <text:s/>in </text:p>
      <text:p text:style-name="P335"><text:span text:style-name="T72">PushWebSocket/Server.php</text:span> <text:s text:c="3"/><text:span text:style-name="T72">file action method.</text:span></text:p>
      <text:p text:style-name="P335"/>
      <text:p text:style-name="P338">private function action($client, $action) { </text:p>
      <text:p text:style-name="P338"><text:tab/><text:tab/>$action = $this-&gt;unmask($action); </text:p>
      <text:p text:style-name="P338"><text:tab/><text:tab/>$this-&gt;console("Performing action: ".$action); </text:p>
      <text:p text:style-name="P338"><text:tab/><text:tab/>if($action == "exit" || $action == "quit") { </text:p>
      <text:p text:style-name="P338"><text:tab/><text:tab/><text:tab/>$this-&gt;console("Killing a child process"); </text:p>
      <text:p text:style-name="P338"><text:tab/><text:tab/><text:tab/>posix_kill($client-&gt;getPid(), SIGTERM); </text:p>
      <text:p text:style-name="P338"><text:tab/><text:tab/><text:tab/>$this-&gt;console("Process {$client-&gt;getPid()} is killed!"); </text:p>
      <text:p text:style-name="P338"><text:tab/><text:tab/>} </text:p>
      <text:p text:style-name="P373"><text:tab/>}</text:p>
      <text:p text:style-name="P336"/>
      <text:p text:style-name="P374">NOW,<text:tab/></text:p>
      <text:p text:style-name="P336"><text:s text:c="3"/><text:span text:style-name="T75">pushing data from server to client <text:s text:c="4"/>by passing argument <text:s/>into run method.</text:span> <text:s text:c="2"/></text:p>
      <text:p text:style-name="P335"><text:s/></text:p>
      <text:p text:style-name="P335"><text:s text:c="2"/></text:p>
      <text:p text:style-name="P344">In short </text:p>
      <text:p text:style-name="P343">download from my git</text:p>
      <text:p text:style-name="P343">put in htdocs</text:p>
      <text:p text:style-name="P343">give permision</text:p>
      <text:p text:style-name="P343">teminal command run</text:p>
      <text:p text:style-name="P343">open in brwoser <text:s/>.html file</text:p>
      <text:p text:style-name="P343"/>
      <text:p text:style-name="P343">for debug</text:p>
      <text:p text:style-name="P343"><text:s text:c="3"/>-console -&gt; ntwork -&gt; ws</text:p>
      <text:p text:style-name="P343"><text:s text:c="3"/>headers &amp; frames <text:s text:c="2"/></text:p>
      <text:p text:style-name="P343"><text:s text:c="2"/>in frames u can find server&lt;=&gt;client send/recived data. &amp; connection info</text:p>
      <text:p text:style-name="P343"><text:s text:c="2"/></text:p>
      <text:p text:style-name="P342"/>
      <text:p text:style-name="P376">Paypal + braintee link</text:p>
      <text:p text:style-name="P375"/>
      <text:p text:style-name="P375"><text:a xlink:type="simple" xlink:href="https://developers.braintreepayments.com/guides/paypal/testing-go-live/php">https://developers.braintreepayments.com/guides/paypal/testing-go-live/php</text:a></text:p>
      <text:p text:style-name="P375"/>
      <text:p text:style-name="P382"><text:a xlink:type="simple" xlink:href="https://www.9lessons.info/2015/10/payment-system-with-braintree-paypal.html">https://www.9lessons.info/2015/10/payment-system-with-braintree-paypal.html</text:a></text:p>
      <text:p text:style-name="P382"/>
      <text:p text:style-name="P384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4"/>
      <text:p text:style-name="P382"/>
      <text:p text:style-name="P377">Stripe</text:p>
      <text:p text:style-name="P383"/>
      <text:p text:style-name="P383">my github</text:p>
      <text:p text:style-name="P383"/>
      <text:p text:style-name="P378">Generate thumb from image</text:p>
      <text:p text:style-name="P387"/>
      <text:p text:style-name="P387"><text:a xlink:type="simple" xlink:href="https://webcheatsheet.com/php/create_thumbnail_images.php">https://webcheatsheet.com/php/create_thumbnail_images.php</text:a></text:p>
      <text:p text:style-name="P387"/>
      <text:p text:style-name="P387"/>
      <text:p text:style-name="P342"/>
      <text:p text:style-name="P345">$('#element option[value="no"]').attr("selected", "selected");</text:p>
      <text:p text:style-name="P345"/>
      <text:p text:style-name="P345"><text:soft-page-break/></text:p>
      <text:p text:style-name="P345"/>
      <text:p text:style-name="P3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89DT1H28M42S</meta:editing-duration>
    <meta:editing-cycles>410</meta:editing-cycles>
    <meta:generator>LibreOffice/4.2.3.3$Linux_X86_64 LibreOffice_project/420m0$Build-3</meta:generator>
    <dc:date>2018-10-22T16:45:46.550370316</dc:date>
    <meta:document-statistic meta:table-count="0" meta:image-count="0" meta:object-count="0" meta:page-count="34" meta:paragraph-count="1085" meta:word-count="3725" meta:character-count="40454" meta:non-whitespace-character-count="34268"/>
  </office:meta>
</office:document-meta>
</file>